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0d7" officeooo:paragraph-rsid="001f60d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f60d7" officeooo:paragraph-rsid="001f60d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cabb" officeooo:paragraph-rsid="001fcabb"/>
    </style:style>
    <style:style style:name="P4" style:family="paragraph" style:parent-style-name="Standard">
      <style:paragraph-properties fo:text-align="start" style:justify-single-word="false"/>
      <style:text-properties officeooo:rsid="001fcabb" officeooo:paragraph-rsid="001fcabb"/>
    </style:style>
    <style:style style:name="P5" style:family="paragraph" style:parent-style-name="Standard">
      <style:paragraph-properties fo:text-align="start" style:justify-single-word="false"/>
      <style:text-properties officeooo:rsid="0022419c" officeooo:paragraph-rsid="0022419c"/>
    </style:style>
    <style:style style:name="P6" style:family="paragraph" style:parent-style-name="Standard">
      <style:paragraph-properties fo:text-align="start" style:justify-single-word="false"/>
      <style:text-properties officeooo:rsid="00250a45" officeooo:paragraph-rsid="00250a45"/>
    </style:style>
    <style:style style:name="P7" style:family="paragraph" style:parent-style-name="Standard">
      <style:paragraph-properties fo:text-align="start" style:justify-single-word="false"/>
      <style:text-properties officeooo:rsid="0026bd64" officeooo:paragraph-rsid="0026bd64"/>
    </style:style>
    <style:style style:name="P8" style:family="paragraph" style:parent-style-name="Standard">
      <style:paragraph-properties fo:text-align="start" style:justify-single-word="false"/>
      <style:text-properties officeooo:rsid="002826f1" officeooo:paragraph-rsid="002826f1"/>
    </style:style>
    <style:style style:name="P9" style:family="paragraph" style:parent-style-name="Standard">
      <style:paragraph-properties fo:text-align="start" style:justify-single-word="false"/>
      <style:text-properties officeooo:rsid="002a19ec" officeooo:paragraph-rsid="002a19ec"/>
    </style:style>
    <style:style style:name="P10" style:family="paragraph" style:parent-style-name="Standard">
      <style:paragraph-properties fo:text-align="start" style:justify-single-word="false"/>
      <style:text-properties officeooo:rsid="002af7fd" officeooo:paragraph-rsid="002af7fd"/>
    </style:style>
    <style:style style:name="T1" style:family="text">
      <style:text-properties officeooo:rsid="001fcabb"/>
    </style:style>
    <style:style style:name="T2" style:family="text">
      <style:text-properties officeooo:rsid="002c12c1"/>
    </style:style>
    <style:style style:name="T3" style:family="text">
      <style:text-properties officeooo:rsid="00304d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cterísticas</text:p>
      <text:p text:style-name="P1"/>
      <text:list xml:id="list133145993" text:style-name="L1">
        <text:list-item>
          <text:p text:style-name="P2">Cada dispositivo conectado al bus I2C tiene una dirección asignada de 7 bits.</text:p>
        </text:list-item>
        <text:list-item>
          <text:p text:style-name="P2">Pueden existir hasta 2⁷ = 128 dispositivos </text:p>
        </text:list-item>
        <text:list-item>
          <text:p text:style-name="P2">Uno de los dispositivos actuá como m<text:span text:style-name="T1">a</text:span>ster</text:p>
        </text:list-item>
        <text:list-item>
          <text:p text:style-name="P3">Es multi-master. Pero solo uno puede estar activo a la vez.</text:p>
        </text:list-item>
        <text:list-item>
          <text:p text:style-name="P3">Proporciona un arbitraje y detección de colisiones</text:p>
        </text:list-item>
      </text:list>
      <text:p text:style-name="P4"/>
      <text:p text:style-name="P5">En el Arduino UNO el bus I2C se encuentra en los pones analogicos A4, A6.<text:line-break/>En el MEGA en los pines A20, A21</text:p>
      <text:p text:style-name="P5"/>
      <text:p text:style-name="P6">existe una librería que resuelve la comuniacion I2C con el display LCD</text:p>
      <text:p text:style-name="P6"/>
      <text:p text:style-name="P7">#include &lt;wire.h&gt;</text:p>
      <text:p text:style-name="P7">#include &lt;LCD.h&gt;<text:line-break/>#include &lt;LiquidCrystal_I2C.h&gt;</text:p>
      <text:p text:style-name="P7"/>
      <text:p text:style-name="P7">byte dir= 0x27;</text:p>
      <text:p text:style-name="P8">LiquidCrystal_I2C<text:tab/>lcd(dir, 2, 1, 0, 4, 5, 6, 7);</text:p>
      <text:p text:style-name="P8"/>
      <text:p text:style-name="P9">void setup(){</text:p>
      <text:p text:style-name="P10">lcd.begin<text:span text:style-name="T2">(16,2);</text:span></text:p>
      <text:p text:style-name="P10">lcd.setBacklightPin(3, POSITIVO);</text:p>
      <text:p text:style-name="P10">lcd.setbacklight(HIGH);</text:p>
      <text:p text:style-name="P10">lcd.home();</text:p>
      <text:p text:style-name="P10">lcd.print(“Bienvenidos”);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9:29:29.579007050</meta:creation-date>
    <dc:date>2021-09-24T20:26:10.420398841</dc:date>
    <meta:editing-duration>PT25M10S</meta:editing-duration>
    <meta:editing-cycles>9</meta:editing-cycles>
    <meta:generator>LibreOffice/7.1.5.2$Linux_X86_64 LibreOffice_project/10$Build-2</meta:generator>
    <meta:document-statistic meta:table-count="0" meta:image-count="0" meta:object-count="0" meta:page-count="1" meta:paragraph-count="19" meta:word-count="114" meta:character-count="715" meta:non-whitespace-character-count="625"/>
  </office:meta>
</office:document-meta>
</file>